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3" style:family="graphic" style:parent-style-name="objectwithoutfill">
      <style:graphic-properties draw:stroke="solid" draw:stroke-dash="Fine_20_Dashed_20__28_var_29_" svg:stroke-width="0.102cm" draw:marker-start-width="0.352cm" draw:marker-end="Arrow" draw:marker-end-width="0.452cm" draw:fill="none" draw:fill-color="#0084d1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0084d1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1.024cm"/>
    </style:style>
    <style:style style:name="gr7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4c4c4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weight="bold" style:font-weight-asian="bold" style:font-weight-complex="bold"/>
    </style:style>
    <style:style style:name="T1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3.81cm" svg:x="3.54cm" svg:y="2.905cm">
          <text:p text:style-name="P1">Fileserver</text:p>
          <draw:enhanced-geometry svg:viewBox="0 0 21600 21600" draw:glue-points="?f7 0 ?f6 ?f1 0 ?f10 ?f6 21600 ?f4 ?f10 21600 ?f9" draw:path-stretchpoint-x="10800" draw:path-stretchpoint-y="10800" draw:text-areas="0 ?f1 ?f4 ?f12" draw:type="cube" draw:modifiers="3223.351918661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4.064cm" svg:height="3.81cm" svg:x="8.366cm" svg:y="2.905cm">
          <text:p text:style-name="P1">Fileserver</text:p>
          <draw:enhanced-geometry svg:viewBox="0 0 21600 21600" draw:glue-points="?f7 0 ?f6 ?f1 0 ?f10 ?f6 21600 ?f4 ?f10 21600 ?f9" draw:path-stretchpoint-x="10800" draw:path-stretchpoint-y="10800" draw:text-areas="0 ?f1 ?f4 ?f12" draw:type="cube" draw:modifiers="3223.351918661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4.064cm" svg:height="3.81cm" svg:x="13.446cm" svg:y="2.905cm">
          <text:p text:style-name="P1">Fileserver</text:p>
          <draw:enhanced-geometry svg:viewBox="0 0 21600 21600" draw:glue-points="?f7 0 ?f6 ?f1 0 ?f10 ?f6 21600 ?f4 ?f10 21600 ?f9" draw:path-stretchpoint-x="10800" draw:path-stretchpoint-y="10800" draw:text-areas="0 ?f1 ?f4 ?f12" draw:type="cube" draw:modifiers="3223.351918661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5.588cm" svg:height="2.032cm" svg:x="4.302cm" svg:y="11.033cm">
          <text:p text:style-name="P1">stats colle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715cm" svg:y1="11.033cm" svg:x2="5.445cm" svg:y2="6.842cm">
          <text:p/>
        </draw:line>
        <draw:line draw:style-name="gr3" draw:text-style-name="P1" draw:layer="layout" svg:x1="7.223cm" svg:y1="11.033cm" svg:x2="9.89cm" svg:y2="6.842cm">
          <text:p/>
        </draw:line>
        <draw:line draw:style-name="gr3" draw:text-style-name="P1" draw:layer="layout" svg:x1="7.858cm" svg:y1="11.033cm" svg:x2="14.716cm" svg:y2="6.842cm">
          <text:p/>
        </draw:line>
        <draw:frame draw:style-name="gr4" draw:layer="layout" svg:width="1.027cm" svg:height="0.962cm" svg:x="6.588cm" svg:y="8.547cm">
          <draw:text-box>
            <text:p>rx</text:p>
          </draw:text-box>
        </draw:frame>
        <draw:custom-shape draw:style-name="gr5" draw:text-style-name="P1" draw:layer="layout" svg:width="4.318cm" svg:height="2.286cm" svg:x="4.81cm" svg:y="16.367cm">
          <text:p text:style-name="P1">carb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6.715cm" svg:y1="13.065cm" svg:x2="6.715cm" svg:y2="16.24cm">
          <text:p/>
        </draw:line>
        <draw:frame draw:style-name="gr6" draw:layer="layout" svg:width="1.524cm" svg:height="0.962cm" svg:x="7.477cm" svg:y="14.335cm">
          <draw:text-box>
            <text:p>tcp</text:p>
          </draw:text-box>
        </draw:frame>
        <draw:custom-shape draw:style-name="gr7" draw:text-style-name="P1" draw:layer="layout" svg:width="4.572cm" svg:height="2.54cm" svg:x="8.874cm" svg:y="20.812cm">
          <text:p text:style-name="P1">whispe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1" draw:layer="layout" svg:x1="6.969cm" svg:y1="18.653cm" svg:x2="10.525cm" svg:y2="20.939cm">
          <text:p/>
        </draw:line>
        <draw:custom-shape draw:style-name="gr5" draw:text-style-name="P1" draw:layer="layout" svg:width="4.318cm" svg:height="2.286cm" svg:x="13.319cm" svg:y="16.24cm">
          <text:p text:style-name="P1">graph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4.97cm" svg:y1="18.526cm" svg:x2="11.922cm" svg:y2="20.939cm">
          <text:p/>
        </draw:line>
        <draw:line draw:style-name="gr3" draw:text-style-name="P1" draw:layer="layout" svg:x1="15.478cm" svg:y1="13.446cm" svg:x2="15.478cm" svg:y2="16.24cm">
          <text:p/>
        </draw:line>
        <draw:custom-shape draw:style-name="gr8" draw:text-style-name="P2" draw:layer="layout" svg:width="4.064cm" svg:height="2.54cm" svg:x="13.827cm" svg:y="11.033cm">
          <text:p text:style-name="P2"><text:span text:style-name="T1">dashboards</text:span></text:p>
          <draw:enhanced-geometry svg:viewBox="0 0 21600 21600" draw:type="rectangle" draw:enhanced-path="M 0 0 L 21600 0 21600 21600 0 21600 0 0 Z N"/>
        </draw:custom-shape>
        <draw:frame draw:style-name="gr4" draw:layer="layout" svg:width="1.205cm" svg:height="0.962cm" svg:x="16.621cm" svg:y="14.589cm">
          <draw:text-box>
            <text:p>ur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 Meffie</meta:initial-creator>
    <meta:creation-date>2015-08-18T22:08:12</meta:creation-date>
    <dc:date>2015-08-18T22:31:01</dc:date>
    <dc:creator>Michael Meffie</dc:creator>
    <meta:editing-duration>PT7M24S</meta:editing-duration>
    <meta:editing-cycles>1</meta:editing-cycles>
    <meta:document-statistic meta:object-count="18"/>
    <meta:generator>LibreOffice/3.5$Linux_X86_64 LibreOffice_project/350m1$Build-2</meta:generator>
  </office:meta>
</office:document-meta>
</file>